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isection0" table:style-name="ta1">
        <table:shapes>
          <draw:frame draw:z-index="0" draw:style-name="gr1" draw:text-style-name="P1" svg:width="453.51pt" svg:height="255.09pt" svg:x="1040.43pt" svg:y="39.71pt">
            <loext:p draw:notify-on-update-of-ranges="Bisection0.H3:Bisection0.H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0.52pt" svg:height="350.42pt" svg:x="506.15pt" svg:y="25.6pt">
            <loext:p draw:notify-on-update-of-ranges="Bisection0.H3:Bisection0.H16 Bisection0.F52:Bisection0.F59 Bisection0.G41:Bisection0.G49 Bisection0.H29:Bisection0.H38 Bisection0.I17:Bisection0.I17 Bisection0.H19:Bisection0.H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60.9pt" svg:y="479.14pt">
            <loext:p draw:notify-on-update-of-ranges="Bisection0.L39:Bisection0.L48 Bisection0.L39:Bisection0.M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(b)</text:p>
          </table:table-cell>
          <table:table-cell office:value-type="string" calcext:value-type="string">
            <text:p>f(c)</text:p>
          </table:table-cell>
          <table:table-cell office:value-type="string" calcext:value-type="string">
            <text:p>Rel. Err.</text:p>
          </table:table-cell>
          <table:table-cell office:value-type="string" calcext:value-type="string">
            <text:p>Bisectio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1.175" calcext:value-type="float">
            <text:p>1.17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-5" calcext:value-type="float">
            <text:p>-5</text:p>
          </table:table-cell>
          <table:table-cell office:value-type="float" office:value="1.175" calcext:value-type="float">
            <text:p>1.175</text:p>
          </table:table-cell>
          <table:table-cell office:value-type="float" office:value="-1.275" calcext:value-type="float">
            <text:p>-1.2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-1.275" calcext:value-type="float">
            <text:p>-1.275</text:p>
          </table:table-cell>
          <table:table-cell office:value-type="float" office:value="1.175" calcext:value-type="float">
            <text:p>1.175</text:p>
          </table:table-cell>
          <table:table-cell office:value-type="float" office:value="0.0976562" calcext:value-type="float">
            <text:p>0.0976562</text:p>
          </table:table-cell>
          <table:table-cell office:value-type="float" office:value="0.333333" calcext:value-type="float">
            <text:p>0.3333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1.275" calcext:value-type="float">
            <text:p>-1.275</text:p>
          </table:table-cell>
          <table:table-cell office:value-type="float" office:value="0.0976562" calcext:value-type="float">
            <text:p>0.0976562</text:p>
          </table:table-cell>
          <table:table-cell office:value-type="float" office:value="-0.550293" calcext:value-type="float">
            <text:p>-0.550293</text:p>
          </table:table-cell>
          <table:table-cell office:value-type="float" office:value="0.2" calcext:value-type="float">
            <text:p>0.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-0.550293" calcext:value-type="float">
            <text:p>-0.550293</text:p>
          </table:table-cell>
          <table:table-cell office:value-type="float" office:value="0.0976562" calcext:value-type="float">
            <text:p>0.0976562</text:p>
          </table:table-cell>
          <table:table-cell office:value-type="float" office:value="-0.216907" calcext:value-type="float">
            <text:p>-0.216907</text:p>
          </table:table-cell>
          <table:table-cell office:value-type="float" office:value="0.0909091" calcext:value-type="float">
            <text:p>0.090909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-0.216907" calcext:value-type="float">
            <text:p>-0.216907</text:p>
          </table:table-cell>
          <table:table-cell office:value-type="float" office:value="0.0976562" calcext:value-type="float">
            <text:p>0.0976562</text:p>
          </table:table-cell>
          <table:table-cell office:value-type="float" office:value="-0.0572952" calcext:value-type="float">
            <text:p>-0.0572952</text:p>
          </table:table-cell>
          <table:table-cell office:value-type="float" office:value="0.0434783" calcext:value-type="float">
            <text:p>0.043478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-0.0572952" calcext:value-type="float">
            <text:p>-0.0572952</text:p>
          </table:table-cell>
          <table:table-cell office:value-type="float" office:value="0.0976562" calcext:value-type="float">
            <text:p>0.0976562</text:p>
          </table:table-cell>
          <table:table-cell office:value-type="float" office:value="0.0207602" calcext:value-type="float">
            <text:p>0.0207602</text:p>
          </table:table-cell>
          <table:table-cell office:value-type="float" office:value="0.0212766" calcext:value-type="float">
            <text:p>0.021276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9375" calcext:value-type="float">
            <text:p>0.359375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0.363281" calcext:value-type="float">
            <text:p>0.363281</text:p>
          </table:table-cell>
          <table:table-cell office:value-type="float" office:value="-0.0572952" calcext:value-type="float">
            <text:p>-0.0572952</text:p>
          </table:table-cell>
          <table:table-cell office:value-type="float" office:value="0.0207602" calcext:value-type="float">
            <text:p>0.0207602</text:p>
          </table:table-cell>
          <table:table-cell office:value-type="float" office:value="-0.0181223" calcext:value-type="float">
            <text:p>-0.0181223</text:p>
          </table:table-cell>
          <table:table-cell office:value-type="float" office:value="0.0107527" calcext:value-type="float">
            <text:p>0.010752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3281" calcext:value-type="float">
            <text:p>0.363281</text:p>
          </table:table-cell>
          <table:table-cell office:value-type="float" office:value="0.367188" calcext:value-type="float">
            <text:p>0.367188</text:p>
          </table:table-cell>
          <table:table-cell office:value-type="float" office:value="0.365234" calcext:value-type="float">
            <text:p>0.365234</text:p>
          </table:table-cell>
          <table:table-cell office:value-type="float" office:value="-0.0181223" calcext:value-type="float">
            <text:p>-0.0181223</text:p>
          </table:table-cell>
          <table:table-cell office:value-type="float" office:value="0.0207602" calcext:value-type="float">
            <text:p>0.0207602</text:p>
          </table:table-cell>
          <table:table-cell office:value-type="float" office:value="0.00135522" calcext:value-type="float">
            <text:p>0.00135522</text:p>
          </table:table-cell>
          <table:table-cell office:value-type="float" office:value="0.00534759" calcext:value-type="float">
            <text:p>0.0053475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3281" calcext:value-type="float">
            <text:p>0.363281</text:p>
          </table:table-cell>
          <table:table-cell office:value-type="float" office:value="0.365234" calcext:value-type="float">
            <text:p>0.365234</text:p>
          </table:table-cell>
          <table:table-cell office:value-type="float" office:value="0.364258" calcext:value-type="float">
            <text:p>0.364258</text:p>
          </table:table-cell>
          <table:table-cell office:value-type="float" office:value="-0.0181223" calcext:value-type="float">
            <text:p>-0.0181223</text:p>
          </table:table-cell>
          <table:table-cell office:value-type="float" office:value="0.00135522" calcext:value-type="float">
            <text:p>0.00135522</text:p>
          </table:table-cell>
          <table:table-cell office:value-type="float" office:value="-0.00837445" calcext:value-type="float">
            <text:p>-0.00837445</text:p>
          </table:table-cell>
          <table:table-cell office:value-type="float" office:value="0.00268097" calcext:value-type="float">
            <text:p>0.0026809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4258" calcext:value-type="float">
            <text:p>0.364258</text:p>
          </table:table-cell>
          <table:table-cell office:value-type="float" office:value="0.365234" calcext:value-type="float">
            <text:p>0.365234</text:p>
          </table:table-cell>
          <table:table-cell office:value-type="float" office:value="0.364746" calcext:value-type="float">
            <text:p>0.364746</text:p>
          </table:table-cell>
          <table:table-cell office:value-type="float" office:value="-0.00837445" calcext:value-type="float">
            <text:p>-0.00837445</text:p>
          </table:table-cell>
          <table:table-cell office:value-type="float" office:value="0.00135522" calcext:value-type="float">
            <text:p>0.00135522</text:p>
          </table:table-cell>
          <table:table-cell office:value-type="float" office:value="-0.00350735" calcext:value-type="float">
            <text:p>-0.00350735</text:p>
          </table:table-cell>
          <table:table-cell office:value-type="float" office:value="0.00133869" calcext:value-type="float">
            <text:p>0.0013386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4746" calcext:value-type="float">
            <text:p>0.364746</text:p>
          </table:table-cell>
          <table:table-cell office:value-type="float" office:value="0.365234" calcext:value-type="float">
            <text:p>0.365234</text:p>
          </table:table-cell>
          <table:table-cell office:value-type="float" office:value="0.36499" calcext:value-type="float">
            <text:p>0.36499</text:p>
          </table:table-cell>
          <table:table-cell office:value-type="float" office:value="-0.00350735" calcext:value-type="float">
            <text:p>-0.00350735</text:p>
          </table:table-cell>
          <table:table-cell office:value-type="float" office:value="0.00135522" calcext:value-type="float">
            <text:p>0.00135522</text:p>
          </table:table-cell>
          <table:table-cell office:value-type="float" office:value="-0.0010755" calcext:value-type="float">
            <text:p>-0.0010755</text:p>
          </table:table-cell>
          <table:table-cell office:value-type="float" office:value="0.000668896" calcext:value-type="float">
            <text:p>0.00066889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499" calcext:value-type="float">
            <text:p>0.36499</text:p>
          </table:table-cell>
          <table:table-cell office:value-type="float" office:value="0.365234" calcext:value-type="float">
            <text:p>0.365234</text:p>
          </table:table-cell>
          <table:table-cell office:value-type="float" office:value="0.365112" calcext:value-type="float">
            <text:p>0.365112</text:p>
          </table:table-cell>
          <table:table-cell office:value-type="float" office:value="-0.0010755" calcext:value-type="float">
            <text:p>-0.0010755</text:p>
          </table:table-cell>
          <table:table-cell office:value-type="float" office:value="0.00135522" calcext:value-type="float">
            <text:p>0.00135522</text:p>
          </table:table-cell>
          <table:table-cell office:value-type="float" office:value="0.000139999" calcext:value-type="float">
            <text:p>0.000139999</text:p>
          </table:table-cell>
          <table:table-cell office:value-type="float" office:value="0.000334336" calcext:value-type="float">
            <text:p>0.0003343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499" calcext:value-type="float">
            <text:p>0.36499</text:p>
          </table:table-cell>
          <table:table-cell office:value-type="float" office:value="0.365112" calcext:value-type="float">
            <text:p>0.365112</text:p>
          </table:table-cell>
          <table:table-cell office:value-type="float" office:value="0.365051" calcext:value-type="float">
            <text:p>0.365051</text:p>
          </table:table-cell>
          <table:table-cell office:value-type="float" office:value="-0.0010755" calcext:value-type="float">
            <text:p>-0.0010755</text:p>
          </table:table-cell>
          <table:table-cell office:value-type="float" office:value="0.000139999" calcext:value-type="float">
            <text:p>0.000139999</text:p>
          </table:table-cell>
          <table:table-cell office:value-type="float" office:value="-0.000467715" calcext:value-type="float">
            <text:p>-0.000467715</text:p>
          </table:table-cell>
          <table:table-cell office:value-type="float" office:value="0.000167196" calcext:value-type="float">
            <text:p>0.00016719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5051" calcext:value-type="float">
            <text:p>0.365051</text:p>
          </table:table-cell>
          <table:table-cell office:value-type="float" office:value="0.365112" calcext:value-type="float">
            <text:p>0.365112</text:p>
          </table:table-cell>
          <table:table-cell office:value-type="float" office:value="0.365082" calcext:value-type="float">
            <text:p>0.365082</text:p>
          </table:table-cell>
          <table:table-cell office:value-type="float" office:value="-0.000467715" calcext:value-type="float">
            <text:p>-0.000467715</text:p>
          </table:table-cell>
          <table:table-cell office:value-type="float" office:value="0.000139999" calcext:value-type="float">
            <text:p>0.000139999</text:p>
          </table:table-cell>
          <table:table-cell office:value-type="float" office:value="-0.000163849" calcext:value-type="float">
            <text:p>-0.000163849</text:p>
          </table:table-cell>
          <table:table-cell office:value-type="float" office:value="0.0000835911" calcext:value-type="float">
            <text:p>8.35911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(b)</text:p>
          </table:table-cell>
          <table:table-cell office:value-type="string" calcext:value-type="string">
            <text:p>f(c)</text:p>
          </table:table-cell>
          <table:table-cell office:value-type="string" calcext:value-type="string">
            <text:p>Rel. Err.</text:p>
          </table:table-cell>
          <table:table-cell office:value-type="string" calcext:value-type="string">
            <text:p>False-positio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1.98047" calcext:value-type="float">
            <text:p>1.980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447678" calcext:value-type="float">
            <text:p>0.447678</text:p>
          </table:table-cell>
          <table:table-cell office:value-type="float" office:value="-5" calcext:value-type="float">
            <text:p>-5</text:p>
          </table:table-cell>
          <table:table-cell office:value-type="float" office:value="1.98047" calcext:value-type="float">
            <text:p>1.98047</text:p>
          </table:table-cell>
          <table:table-cell office:value-type="float" office:value="0.758479" calcext:value-type="float">
            <text:p>0.758479</text:p>
          </table:table-cell>
          <table:table-cell office:value-type="float" office:value="0.396094" calcext:value-type="float">
            <text:p>0.39609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7678" calcext:value-type="float">
            <text:p>0.447678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-5" calcext:value-type="float">
            <text:p>-5</text:p>
          </table:table-cell>
          <table:table-cell office:value-type="float" office:value="0.758479" calcext:value-type="float">
            <text:p>0.758479</text:p>
          </table:table-cell>
          <table:table-cell office:value-type="float" office:value="0.229831" calcext:value-type="float">
            <text:p>0.229831</text:p>
          </table:table-cell>
          <table:table-cell office:value-type="float" office:value="0.151696" calcext:value-type="float">
            <text:p>0.15169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0.371629" calcext:value-type="float">
            <text:p>0.371629</text:p>
          </table:table-cell>
          <table:table-cell office:value-type="float" office:value="-5" calcext:value-type="float">
            <text:p>-5</text:p>
          </table:table-cell>
          <table:table-cell office:value-type="float" office:value="0.229831" calcext:value-type="float">
            <text:p>0.229831</text:p>
          </table:table-cell>
          <table:table-cell office:value-type="float" office:value="0.0646216" calcext:value-type="float">
            <text:p>0.0646216</text:p>
          </table:table-cell>
          <table:table-cell office:value-type="float" office:value="0.0459663" calcext:value-type="float">
            <text:p>0.045966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71629" calcext:value-type="float">
            <text:p>0.371629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-5" calcext:value-type="float">
            <text:p>-5</text:p>
          </table:table-cell>
          <table:table-cell office:value-type="float" office:value="0.0646216" calcext:value-type="float">
            <text:p>0.0646216</text:p>
          </table:table-cell>
          <table:table-cell office:value-type="float" office:value="0.0177849" calcext:value-type="float">
            <text:p>0.0177849</text:p>
          </table:table-cell>
          <table:table-cell office:value-type="float" office:value="0.0129243" calcext:value-type="float">
            <text:p>0.012924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0.365587" calcext:value-type="float">
            <text:p>0.365587</text:p>
          </table:table-cell>
          <table:table-cell office:value-type="float" office:value="-5" calcext:value-type="float">
            <text:p>-5</text:p>
          </table:table-cell>
          <table:table-cell office:value-type="float" office:value="0.0177849" calcext:value-type="float">
            <text:p>0.0177849</text:p>
          </table:table-cell>
          <table:table-cell office:value-type="float" office:value="0.00486578" calcext:value-type="float">
            <text:p>0.00486578</text:p>
          </table:table-cell>
          <table:table-cell office:value-type="float" office:value="0.00355698" calcext:value-type="float">
            <text:p>0.0035569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5587" calcext:value-type="float">
            <text:p>0.365587</text:p>
          </table:table-cell>
          <table:table-cell office:value-type="float" office:value="0.365232" calcext:value-type="float">
            <text:p>0.365232</text:p>
          </table:table-cell>
          <table:table-cell office:value-type="float" office:value="-5" calcext:value-type="float">
            <text:p>-5</text:p>
          </table:table-cell>
          <table:table-cell office:value-type="float" office:value="0.00486578" calcext:value-type="float">
            <text:p>0.00486578</text:p>
          </table:table-cell>
          <table:table-cell office:value-type="float" office:value="0.00132908" calcext:value-type="float">
            <text:p>0.00132908</text:p>
          </table:table-cell>
          <table:table-cell office:value-type="float" office:value="0.000973157" calcext:value-type="float">
            <text:p>0.00097315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5232" calcext:value-type="float">
            <text:p>0.365232</text:p>
          </table:table-cell>
          <table:table-cell office:value-type="float" office:value="0.365135" calcext:value-type="float">
            <text:p>0.365135</text:p>
          </table:table-cell>
          <table:table-cell office:value-type="float" office:value="-5" calcext:value-type="float">
            <text:p>-5</text:p>
          </table:table-cell>
          <table:table-cell office:value-type="float" office:value="0.00132908" calcext:value-type="float">
            <text:p>0.00132908</text:p>
          </table:table-cell>
          <table:table-cell office:value-type="float" office:value="0.000362874" calcext:value-type="float">
            <text:p>0.000362874</text:p>
          </table:table-cell>
          <table:table-cell office:value-type="float" office:value="0.000265815" calcext:value-type="float">
            <text:p>0.00026581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5135" calcext:value-type="float">
            <text:p>0.365135</text:p>
          </table:table-cell>
          <table:table-cell office:value-type="float" office:value="0.365108" calcext:value-type="float">
            <text:p>0.365108</text:p>
          </table:table-cell>
          <table:table-cell office:value-type="float" office:value="-5" calcext:value-type="float">
            <text:p>-5</text:p>
          </table:table-cell>
          <table:table-cell office:value-type="float" office:value="0.000362874" calcext:value-type="float">
            <text:p>0.000362874</text:p>
          </table:table-cell>
          <table:table-cell office:value-type="float" office:value="0.0000990622" calcext:value-type="float">
            <text:p>9.90622E-05</text:p>
          </table:table-cell>
          <table:table-cell office:value-type="float" office:value="0.0000725747" calcext:value-type="float">
            <text:p>7.25747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dXn</text:p>
          </table:table-cell>
          <table:table-cell office:value-type="string" calcext:value-type="string">
            <text:p>Xn+1</text:p>
          </table:table-cell>
          <table:table-cell office:value-type="string" calcext:value-type="string">
            <text:p>f(Xn)</text:p>
          </table:table-cell>
          <table:table-cell office:value-type="string" calcext:value-type="string">
            <text:p>f(Xn+dXn)</text:p>
          </table:table-cell>
          <table:table-cell office:value-type="string" calcext:value-type="string">
            <text:p>f(Xn+1)</text:p>
          </table:table-cell>
          <table:table-cell office:value-type="string" calcext:value-type="string">
            <text:p>Rel. Err.</text:p>
          </table:table-cell>
          <table:table-cell office:value-type="string" calcext:value-type="string">
            <text:p>mod. Secan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11.3355" calcext:value-type="float">
            <text:p>-11.3355</text:p>
          </table:table-cell>
          <table:table-cell office:value-type="float" office:value="3" calcext:value-type="float">
            <text:p>3</text:p>
          </table:table-cell>
          <table:table-cell office:value-type="float" office:value="3.00243" calcext:value-type="float">
            <text:p>3.00243</text:p>
          </table:table-cell>
          <table:table-cell office:value-type="float" office:value="-4622.12" calcext:value-type="float">
            <text:p>-4622.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.3355" calcext:value-type="float">
            <text:p>-11.3355</text:p>
          </table:table-cell>
          <table:table-cell office:value-type="float" office:value="-0.113355" calcext:value-type="float">
            <text:p>-0.113355</text:p>
          </table:table-cell>
          <table:table-cell office:value-type="float" office:value="-6.98725" calcext:value-type="float">
            <text:p>-6.98725</text:p>
          </table:table-cell>
          <table:table-cell office:value-type="float" office:value="-4622.12" calcext:value-type="float">
            <text:p>-4622.12</text:p>
          </table:table-cell>
          <table:table-cell office:value-type="float" office:value="-4742.61" calcext:value-type="float">
            <text:p>-4742.61</text:p>
          </table:table-cell>
          <table:table-cell office:value-type="float" office:value="-1382.15" calcext:value-type="float">
            <text:p>-1382.15</text:p>
          </table:table-cell>
          <table:table-cell office:value-type="float" office:value="0.622315" calcext:value-type="float">
            <text:p>0.6223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.98725" calcext:value-type="float">
            <text:p>-6.98725</text:p>
          </table:table-cell>
          <table:table-cell office:value-type="float" office:value="-0.0698725" calcext:value-type="float">
            <text:p>-0.0698725</text:p>
          </table:table-cell>
          <table:table-cell office:value-type="float" office:value="-4.09506" calcext:value-type="float">
            <text:p>-4.09506</text:p>
          </table:table-cell>
          <table:table-cell office:value-type="float" office:value="-1382.15" calcext:value-type="float">
            <text:p>-1382.15</text:p>
          </table:table-cell>
          <table:table-cell office:value-type="float" office:value="-1415.54" calcext:value-type="float">
            <text:p>-1415.54</text:p>
          </table:table-cell>
          <table:table-cell office:value-type="float" office:value="-411.03" calcext:value-type="float">
            <text:p>-411.03</text:p>
          </table:table-cell>
          <table:table-cell office:value-type="float" office:value="0.706265" calcext:value-type="float">
            <text:p>0.7062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09506" calcext:value-type="float">
            <text:p>-4.09506</text:p>
          </table:table-cell>
          <table:table-cell office:value-type="float" office:value="-0.0409506" calcext:value-type="float">
            <text:p>-0.0409506</text:p>
          </table:table-cell>
          <table:table-cell office:value-type="float" office:value="-2.18888" calcext:value-type="float">
            <text:p>-2.18888</text:p>
          </table:table-cell>
          <table:table-cell office:value-type="float" office:value="-411.03" calcext:value-type="float">
            <text:p>-411.03</text:p>
          </table:table-cell>
          <table:table-cell office:value-type="float" office:value="-419.86" calcext:value-type="float">
            <text:p>-419.86</text:p>
          </table:table-cell>
          <table:table-cell office:value-type="float" office:value="-120.774" calcext:value-type="float">
            <text:p>-120.774</text:p>
          </table:table-cell>
          <table:table-cell office:value-type="float" office:value="0.870849" calcext:value-type="float">
            <text:p>0.8708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18888" calcext:value-type="float">
            <text:p>-2.18888</text:p>
          </table:table-cell>
          <table:table-cell office:value-type="float" office:value="-0.0218888" calcext:value-type="float">
            <text:p>-0.0218888</text:p>
          </table:table-cell>
          <table:table-cell office:value-type="float" office:value="-0.959135" calcext:value-type="float">
            <text:p>-0.959135</text:p>
          </table:table-cell>
          <table:table-cell office:value-type="float" office:value="-120.774" calcext:value-type="float">
            <text:p>-120.774</text:p>
          </table:table-cell>
          <table:table-cell office:value-type="float" office:value="-122.924" calcext:value-type="float">
            <text:p>-122.924</text:p>
          </table:table-cell>
          <table:table-cell office:value-type="float" office:value="-34.5047" calcext:value-type="float">
            <text:p>-34.5047</text:p>
          </table:table-cell>
          <table:table-cell office:value-type="float" office:value="1.28214" calcext:value-type="float">
            <text:p>1.282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959135" calcext:value-type="float">
            <text:p>-0.959135</text:p>
          </table:table-cell>
          <table:table-cell office:value-type="float" office:value="-0.00959135" calcext:value-type="float">
            <text:p>-0.00959135</text:p>
          </table:table-cell>
          <table:table-cell office:value-type="float" office:value="-0.206267" calcext:value-type="float">
            <text:p>-0.206267</text:p>
          </table:table-cell>
          <table:table-cell office:value-type="float" office:value="-34.5047" calcext:value-type="float">
            <text:p>-34.5047</text:p>
          </table:table-cell>
          <table:table-cell office:value-type="float" office:value="-34.9442" calcext:value-type="float">
            <text:p>-34.9442</text:p>
          </table:table-cell>
          <table:table-cell office:value-type="float" office:value="-9.16627" calcext:value-type="float">
            <text:p>-9.16627</text:p>
          </table:table-cell>
          <table:table-cell office:value-type="float" office:value="3.64996" calcext:value-type="float">
            <text:p>3.6499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206267" calcext:value-type="float">
            <text:p>-0.206267</text:p>
          </table:table-cell>
          <table:table-cell office:value-type="float" office:value="-0.00206267" calcext:value-type="float">
            <text:p>-0.00206267</text:p>
          </table:table-cell>
          <table:table-cell office:value-type="float" office:value="0.19561" calcext:value-type="float">
            <text:p>0.19561</text:p>
          </table:table-cell>
          <table:table-cell office:value-type="float" office:value="-9.16627" calcext:value-type="float">
            <text:p>-9.16627</text:p>
          </table:table-cell>
          <table:table-cell office:value-type="float" office:value="-9.21332" calcext:value-type="float">
            <text:p>-9.21332</text:p>
          </table:table-cell>
          <table:table-cell office:value-type="float" office:value="-1.97041" calcext:value-type="float">
            <text:p>-1.97041</text:p>
          </table:table-cell>
          <table:table-cell office:value-type="float" office:value="2.05448" calcext:value-type="float">
            <text:p>2.054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561" calcext:value-type="float">
            <text:p>0.19561</text:p>
          </table:table-cell>
          <table:table-cell office:value-type="float" office:value="0.0019561" calcext:value-type="float">
            <text:p>0.0019561</text:p>
          </table:table-cell>
          <table:table-cell office:value-type="float" office:value="0.343409" calcext:value-type="float">
            <text:p>0.343409</text:p>
          </table:table-cell>
          <table:table-cell office:value-type="float" office:value="-1.97041" calcext:value-type="float">
            <text:p>-1.97041</text:p>
          </table:table-cell>
          <table:table-cell office:value-type="float" office:value="-1.94433" calcext:value-type="float">
            <text:p>-1.94433</text:p>
          </table:table-cell>
          <table:table-cell office:value-type="float" office:value="-0.220443" calcext:value-type="float">
            <text:p>-0.220443</text:p>
          </table:table-cell>
          <table:table-cell office:value-type="float" office:value="0.430387" calcext:value-type="float">
            <text:p>0.4303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3409" calcext:value-type="float">
            <text:p>0.343409</text:p>
          </table:table-cell>
          <table:table-cell office:value-type="float" office:value="0.00343409" calcext:value-type="float">
            <text:p>0.00343409</text:p>
          </table:table-cell>
          <table:table-cell office:value-type="float" office:value="0.364731" calcext:value-type="float">
            <text:p>0.364731</text:p>
          </table:table-cell>
          <table:table-cell office:value-type="float" office:value="-0.220443" calcext:value-type="float">
            <text:p>-0.220443</text:p>
          </table:table-cell>
          <table:table-cell office:value-type="float" office:value="-0.184939" calcext:value-type="float">
            <text:p>-0.184939</text:p>
          </table:table-cell>
          <table:table-cell office:value-type="float" office:value="-0.00365771" calcext:value-type="float">
            <text:p>-0.00365771</text:p>
          </table:table-cell>
          <table:table-cell office:value-type="float" office:value="0.0584596" calcext:value-type="float">
            <text:p>0.058459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4731" calcext:value-type="float">
            <text:p>0.364731</text:p>
          </table:table-cell>
          <table:table-cell office:value-type="float" office:value="0.00364731" calcext:value-type="float">
            <text:p>0.00364731</text:p>
          </table:table-cell>
          <table:table-cell office:value-type="float" office:value="0.365099" calcext:value-type="float">
            <text:p>0.365099</text:p>
          </table:table-cell>
          <table:table-cell office:value-type="float" office:value="-0.00365771" calcext:value-type="float">
            <text:p>-0.00365771</text:p>
          </table:table-cell>
          <table:table-cell office:value-type="float" office:value="0.0325557" calcext:value-type="float">
            <text:p>0.0325557</text:p>
          </table:table-cell>
          <table:table-cell office:value-type="float" office:value="0.0000114797" calcext:value-type="float">
            <text:p>1.14797E-05</text:p>
          </table:table-cell>
          <table:table-cell office:value-type="float" office:value="0.00100902" calcext:value-type="float">
            <text:p>0.0010090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65099" calcext:value-type="float">
            <text:p>0.365099</text:p>
          </table:table-cell>
          <table:table-cell office:value-type="float" office:value="0.00365099" calcext:value-type="float">
            <text:p>0.00365099</text:p>
          </table:table-cell>
          <table:table-cell office:value-type="float" office:value="0.365098" calcext:value-type="float">
            <text:p>0.365098</text:p>
          </table:table-cell>
          <table:table-cell office:value-type="float" office:value="0.0000114797" calcext:value-type="float">
            <text:p>1.14797E-05</text:p>
          </table:table-cell>
          <table:table-cell office:value-type="float" office:value="0.0362358" calcext:value-type="float">
            <text:p>0.0362358</text:p>
          </table:table-cell>
          <table:table-cell office:value-type="float" office:value="-0.0000000401522" calcext:value-type="float">
            <text:p>-4.01522E-08</text:p>
          </table:table-cell>
          <table:table-cell office:value-type="float" office:value="0.00000316907" calcext:value-type="float">
            <text:p>3.16907E-06</text:p>
          </table:table-cell>
          <table:table-cell table:number-columns-repeated="3"/>
          <table:table-cell office:value-type="string" calcext:value-type="string">
            <text:p>rel err (mod sec)</text:p>
          </table:table-cell>
          <table:table-cell office:value-type="string" calcext:value-type="string">
            <text:p>rel err (false-pos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Xn+1</text:p>
          </table:table-cell>
          <table:table-cell office:value-type="string" calcext:value-type="string">
            <text:p>f(Xn)</text:p>
          </table:table-cell>
          <table:table-cell office:value-type="string" calcext:value-type="string">
            <text:p>f'(Xn)</text:p>
          </table:table-cell>
          <table:table-cell office:value-type="string" calcext:value-type="string">
            <text:p>f(Xn+1)</text:p>
          </table:table-cell>
          <table:table-cell office:value-type="string" calcext:value-type="string">
            <text:p>Rel. Err.</text:p>
          </table:table-cell>
          <table:table-cell/>
          <table:table-cell office:value-type="string" calcext:value-type="string">
            <text:p>Newton-raph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2315" calcext:value-type="float">
            <text:p>0.622315</text:p>
          </table:table-cell>
          <table:table-cell office:value-type="float" office:value="0.396094" calcext:value-type="float">
            <text:p>0.3960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-2570" calcext:value-type="float">
            <text:p>-257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706265" calcext:value-type="float">
            <text:p>0.706265</text:p>
          </table:table-cell>
          <table:table-cell office:value-type="float" office:value="0.151696" calcext:value-type="float">
            <text:p>0.151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5.40207" calcext:value-type="float">
            <text:p>-5.40207</text:p>
          </table:table-cell>
          <table:table-cell office:value-type="float" office:value="-2570" calcext:value-type="float">
            <text:p>-2570</text:p>
          </table:table-cell>
          <table:table-cell office:value-type="float" office:value="714.3" calcext:value-type="float">
            <text:p>714.3</text:p>
          </table:table-cell>
          <table:table-cell office:value-type="float" office:value="-757.341" calcext:value-type="float">
            <text:p>-757.341</text:p>
          </table:table-cell>
          <table:table-cell office:value-type="float" office:value="0.666027" calcext:value-type="float">
            <text:p>0.6660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70849" calcext:value-type="float">
            <text:p>0.870849</text:p>
          </table:table-cell>
          <table:table-cell office:value-type="float" office:value="0.0459663" calcext:value-type="float">
            <text:p>0.0459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.40207" calcext:value-type="float">
            <text:p>-5.40207</text:p>
          </table:table-cell>
          <table:table-cell office:value-type="float" office:value="-3.02947" calcext:value-type="float">
            <text:p>-3.02947</text:p>
          </table:table-cell>
          <table:table-cell office:value-type="float" office:value="-757.341" calcext:value-type="float">
            <text:p>-757.341</text:p>
          </table:table-cell>
          <table:table-cell office:value-type="float" office:value="319.203" calcext:value-type="float">
            <text:p>319.203</text:p>
          </table:table-cell>
          <table:table-cell office:value-type="float" office:value="-221.608" calcext:value-type="float">
            <text:p>-221.608</text:p>
          </table:table-cell>
          <table:table-cell office:value-type="float" office:value="0.783174" calcext:value-type="float">
            <text:p>0.78317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28214" calcext:value-type="float">
            <text:p>1.28214</text:p>
          </table:table-cell>
          <table:table-cell office:value-type="float" office:value="0.0129243" calcext:value-type="float">
            <text:p>0.0129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02947" calcext:value-type="float">
            <text:p>-3.02947</text:p>
          </table:table-cell>
          <table:table-cell office:value-type="float" office:value="-1.48684" calcext:value-type="float">
            <text:p>-1.48684</text:p>
          </table:table-cell>
          <table:table-cell office:value-type="float" office:value="-221.608" calcext:value-type="float">
            <text:p>-221.608</text:p>
          </table:table-cell>
          <table:table-cell office:value-type="float" office:value="143.656" calcext:value-type="float">
            <text:p>143.656</text:p>
          </table:table-cell>
          <table:table-cell office:value-type="float" office:value="-63.7561" calcext:value-type="float">
            <text:p>-63.7561</text:p>
          </table:table-cell>
          <table:table-cell office:value-type="float" office:value="1.03752" calcext:value-type="float">
            <text:p>1.037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.64996" calcext:value-type="float">
            <text:p>3.64996</text:p>
          </table:table-cell>
          <table:table-cell office:value-type="float" office:value="0.00355698" calcext:value-type="float">
            <text:p>0.00355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48684" calcext:value-type="float">
            <text:p>-1.48684</text:p>
          </table:table-cell>
          <table:table-cell office:value-type="float" office:value="-0.517257" calcext:value-type="float">
            <text:p>-0.517257</text:p>
          </table:table-cell>
          <table:table-cell office:value-type="float" office:value="-63.7561" calcext:value-type="float">
            <text:p>-63.7561</text:p>
          </table:table-cell>
          <table:table-cell office:value-type="float" office:value="65.7562" calcext:value-type="float">
            <text:p>65.7562</text:p>
          </table:table-cell>
          <table:table-cell office:value-type="float" office:value="-17.5626" calcext:value-type="float">
            <text:p>-17.5626</text:p>
          </table:table-cell>
          <table:table-cell office:value-type="float" office:value="1.87447" calcext:value-type="float">
            <text:p>1.8744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.05448" calcext:value-type="float">
            <text:p>2.05448</text:p>
          </table:table-cell>
          <table:table-cell office:value-type="float" office:value="0.000973157" calcext:value-type="float">
            <text:p>0.000973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517257" calcext:value-type="float">
            <text:p>-0.517257</text:p>
          </table:table-cell>
          <table:table-cell office:value-type="float" office:value="0.0418994" calcext:value-type="float">
            <text:p>0.0418994</text:p>
          </table:table-cell>
          <table:table-cell office:value-type="float" office:value="-17.5626" calcext:value-type="float">
            <text:p>-17.5626</text:p>
          </table:table-cell>
          <table:table-cell office:value-type="float" office:value="31.4092" calcext:value-type="float">
            <text:p>31.4092</text:p>
          </table:table-cell>
          <table:table-cell office:value-type="float" office:value="-4.27877" calcext:value-type="float">
            <text:p>-4.27877</text:p>
          </table:table-cell>
          <table:table-cell office:value-type="float" office:value="13.3452" calcext:value-type="float">
            <text:p>13.34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430387" calcext:value-type="float">
            <text:p>0.430387</text:p>
          </table:table-cell>
          <table:table-cell office:value-type="float" office:value="0.000265815" calcext:value-type="float">
            <text:p>0.0002658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18994" calcext:value-type="float">
            <text:p>0.0418994</text:p>
          </table:table-cell>
          <table:table-cell office:value-type="float" office:value="0.297653" calcext:value-type="float">
            <text:p>0.297653</text:p>
          </table:table-cell>
          <table:table-cell office:value-type="float" office:value="-4.27877" calcext:value-type="float">
            <text:p>-4.27877</text:p>
          </table:table-cell>
          <table:table-cell office:value-type="float" office:value="16.7301" calcext:value-type="float">
            <text:p>16.7301</text:p>
          </table:table-cell>
          <table:table-cell office:value-type="float" office:value="-0.715392" calcext:value-type="float">
            <text:p>-0.715392</text:p>
          </table:table-cell>
          <table:table-cell office:value-type="float" office:value="0.859234" calcext:value-type="float">
            <text:p>0.85923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584596" calcext:value-type="float">
            <text:p>0.0584596</text:p>
          </table:table-cell>
          <table:table-cell office:value-type="float" office:value="0.0000725747" calcext:value-type="float">
            <text:p>7.25747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7653" calcext:value-type="float">
            <text:p>0.297653</text:p>
          </table:table-cell>
          <table:table-cell office:value-type="float" office:value="0.36115" calcext:value-type="float">
            <text:p>0.36115</text:p>
          </table:table-cell>
          <table:table-cell office:value-type="float" office:value="-0.715392" calcext:value-type="float">
            <text:p>-0.715392</text:p>
          </table:table-cell>
          <table:table-cell office:value-type="float" office:value="11.2665" calcext:value-type="float">
            <text:p>11.2665</text:p>
          </table:table-cell>
          <table:table-cell office:value-type="float" office:value="-0.0394606" calcext:value-type="float">
            <text:p>-0.0394606</text:p>
          </table:table-cell>
          <table:table-cell office:value-type="float" office:value="0.17582" calcext:value-type="float">
            <text:p>0.175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100902" calcext:value-type="float">
            <text:p>0.0010090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115" calcext:value-type="float">
            <text:p>0.36115</text:p>
          </table:table-cell>
          <table:table-cell office:value-type="float" office:value="0.365083" calcext:value-type="float">
            <text:p>0.365083</text:p>
          </table:table-cell>
          <table:table-cell office:value-type="float" office:value="-0.0394606" calcext:value-type="float">
            <text:p>-0.0394606</text:p>
          </table:table-cell>
          <table:table-cell office:value-type="float" office:value="10.0317" calcext:value-type="float">
            <text:p>10.0317</text:p>
          </table:table-cell>
          <table:table-cell office:value-type="float" office:value="-0.000147386" calcext:value-type="float">
            <text:p>-0.000147386</text:p>
          </table:table-cell>
          <table:table-cell office:value-type="float" office:value="0.0107745" calcext:value-type="float">
            <text:p>0.01077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000316907" calcext:value-type="float">
            <text:p>3.16907E-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5083" calcext:value-type="float">
            <text:p>0.365083</text:p>
          </table:table-cell>
          <table:table-cell office:value-type="float" office:value="0.365098" calcext:value-type="float">
            <text:p>0.365098</text:p>
          </table:table-cell>
          <table:table-cell office:value-type="float" office:value="-0.000147386" calcext:value-type="float">
            <text:p>-0.000147386</text:p>
          </table:table-cell>
          <table:table-cell office:value-type="float" office:value="9.95676" calcext:value-type="float">
            <text:p>9.95676</text:p>
          </table:table-cell>
          <table:table-cell office:value-type="float" office:value="-0.00000000208369" calcext:value-type="float">
            <text:p>-2.08369E-09</text:p>
          </table:table-cell>
          <table:table-cell office:value-type="float" office:value="0.0000405441" calcext:value-type="float">
            <text:p>4.05441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n-1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Xn+1</text:p>
          </table:table-cell>
          <table:table-cell office:value-type="string" calcext:value-type="string">
            <text:p>f(Xn+1)</text:p>
          </table:table-cell>
          <table:table-cell office:value-type="string" calcext:value-type="string">
            <text:p>Rel. Err.</text:p>
          </table:table-cell>
          <table:table-cell table:number-columns-repeated="2"/>
          <table:table-cell office:value-type="string" calcext:value-type="string">
            <text:p>Secant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47678" calcext:value-type="float">
            <text:p>0.447678</text:p>
          </table:table-cell>
          <table:table-cell office:value-type="float" office:value="1.98047" calcext:value-type="float">
            <text:p>1.98047</text:p>
          </table:table-cell>
          <table:table-cell office:value-type="float" office:value="0.396094" calcext:value-type="float">
            <text:p>0.39609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7678" calcext:value-type="float">
            <text:p>0.447678</text:p>
          </table:table-cell>
          <table:table-cell office:value-type="float" office:value="0" calcext:value-type="float">
            <text:p>0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0.758479" calcext:value-type="float">
            <text:p>0.758479</text:p>
          </table:table-cell>
          <table:table-cell office:value-type="float" office:value="0.151696" calcext:value-type="float">
            <text:p>0.15169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8712" calcext:value-type="float">
            <text:p>0.388712</text:p>
          </table:table-cell>
          <table:table-cell office:value-type="float" office:value="0" calcext:value-type="float">
            <text:p>0</text:p>
          </table:table-cell>
          <table:table-cell office:value-type="float" office:value="0.371629" calcext:value-type="float">
            <text:p>0.371629</text:p>
          </table:table-cell>
          <table:table-cell office:value-type="float" office:value="0.229831" calcext:value-type="float">
            <text:p>0.229831</text:p>
          </table:table-cell>
          <table:table-cell office:value-type="float" office:value="0.0459663" calcext:value-type="float">
            <text:p>0.045966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1629" calcext:value-type="float">
            <text:p>0.371629</text:p>
          </table:table-cell>
          <table:table-cell office:value-type="float" office:value="0" calcext:value-type="float">
            <text:p>0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0.0646216" calcext:value-type="float">
            <text:p>0.0646216</text:p>
          </table:table-cell>
          <table:table-cell office:value-type="float" office:value="0.0129243" calcext:value-type="float">
            <text:p>0.012924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0" calcext:value-type="float">
            <text:p>0</text:p>
          </table:table-cell>
          <table:table-cell office:value-type="float" office:value="0.365587" calcext:value-type="float">
            <text:p>0.365587</text:p>
          </table:table-cell>
          <table:table-cell office:value-type="float" office:value="0.0177849" calcext:value-type="float">
            <text:p>0.0177849</text:p>
          </table:table-cell>
          <table:table-cell office:value-type="float" office:value="0.00355698" calcext:value-type="float">
            <text:p>0.0035569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5587" calcext:value-type="float">
            <text:p>0.365587</text:p>
          </table:table-cell>
          <table:table-cell office:value-type="float" office:value="0" calcext:value-type="float">
            <text:p>0</text:p>
          </table:table-cell>
          <table:table-cell office:value-type="float" office:value="0.365232" calcext:value-type="float">
            <text:p>0.365232</text:p>
          </table:table-cell>
          <table:table-cell office:value-type="float" office:value="0.00486578" calcext:value-type="float">
            <text:p>0.00486578</text:p>
          </table:table-cell>
          <table:table-cell office:value-type="float" office:value="0.000973157" calcext:value-type="float">
            <text:p>0.00097315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5232" calcext:value-type="float">
            <text:p>0.365232</text:p>
          </table:table-cell>
          <table:table-cell office:value-type="float" office:value="0" calcext:value-type="float">
            <text:p>0</text:p>
          </table:table-cell>
          <table:table-cell office:value-type="float" office:value="0.365135" calcext:value-type="float">
            <text:p>0.365135</text:p>
          </table:table-cell>
          <table:table-cell office:value-type="float" office:value="0.00132908" calcext:value-type="float">
            <text:p>0.00132908</text:p>
          </table:table-cell>
          <table:table-cell office:value-type="float" office:value="0.000265815" calcext:value-type="float">
            <text:p>0.000265815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5135" calcext:value-type="float">
            <text:p>0.365135</text:p>
          </table:table-cell>
          <table:table-cell office:value-type="float" office:value="0" calcext:value-type="float">
            <text:p>0</text:p>
          </table:table-cell>
          <table:table-cell office:value-type="float" office:value="0.365108" calcext:value-type="float">
            <text:p>0.365108</text:p>
          </table:table-cell>
          <table:table-cell office:value-type="float" office:value="0.000362874" calcext:value-type="float">
            <text:p>0.000362874</text:p>
          </table:table-cell>
          <table:table-cell office:value-type="float" office:value="0.0000725747" calcext:value-type="float">
            <text:p>7.25747E-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2:50:46.715296534</dc:date>
    <meta:editing-duration>PT10M14S</meta:editing-duration>
    <meta:editing-cycles>2</meta:editing-cycles>
    <meta:generator>LibreOffice/5.2.6.2$Linux_X86_64 LibreOffice_project/20$Build-2</meta:generator>
    <meta:document-statistic meta:table-count="1" meta:cell-count="4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31cm" svg:y="3.952cm" style:legend-expansion="high" chart:style-name="ch2"/>
        <chart:plot-area chart:style-name="ch3" table:cell-range-address="Bisection0.H3:Bisection0.H16" svg:x="1.331cm" svg:y="0.18cm" svg:width="9.38cm" svg:height="7.659cm">
          <chartooo:coordinate-region svg:x="2.058cm" svg:y="0.38cm" svg:width="8.466cm" svg:height="6.812cm"/>
          <chart:axis chart:dimension="x" chart:name="primary-x" chart:style-name="ch4">
            <chart:title svg:x="5.302cm" svg:y="8.019cm" chart:style-name="ch5">
              <text:p>Iterations</text:p>
            </chart:title>
          </chart:axis>
          <chart:axis chart:dimension="y" chart:name="primary-y" chart:style-name="ch4">
            <chart:title svg:x="0.451cm" svg:y="5.998cm" chart:style-name="ch6">
              <text:p>Relative Approximate Error</text:p>
            </chart:title>
            <chart:grid chart:style-name="ch7" chart:class="major"/>
          </chart:axis>
          <chart:series chart:style-name="ch8" chart:values-cell-range-address="Bisection0.H3:Bisection0.H16" chart:class="chart:scatter">
            <chart:regression-curve chart:style-name="ch9">
              <chart:equation chart:display-equation="true" chart:display-r-square="true"/>
            </chart:regression-curve>
            <chart:data-point chart:style-name="ch10" chart:repeated="2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isection0.H3:Bisection0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">
                <text:p>0.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091">
                <text:p>0.09090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4783">
                <text:p>0.0434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2766">
                <text:p>0.02127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7527">
                <text:p>0.0107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34759">
                <text:p>0.00534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68097">
                <text:p>0.002680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3869">
                <text:p>0.00133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68896">
                <text:p>0.000668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34336">
                <text:p>0.000334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7196">
                <text:p>0.0001671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835911">
                <text:p>0.0000835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exponential"/>
      <style:graphic-properties svg:stroke-color="#004586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97cm" svg:height="12.363cm" xlink:href=".." xlink:type="simple" chart:class="chart:scatter" chart:style-name="ch1">
        <chart:legend chart:legend-position="end" svg:x="16.993cm" svg:y="4.388cm" style:legend-expansion="high" chart:style-name="ch2"/>
        <chart:plot-area chart:style-name="ch3" table:cell-range-address="Bisection0.H3:Bisection0.H16 Bisection0.F52:Bisection0.F59 Bisection0.G41:Bisection0.G49 Bisection0.H29:Bisection0.H38 Bisection0.I17:Bisection0.I17 Bisection0.H19:Bisection0.H26" chart:data-source-has-labels="row" svg:x="2.015cm" svg:y="0.281cm" svg:width="15.279cm" svg:height="12.003cm">
          <chartooo:coordinate-region svg:x="2.636cm" svg:y="0.48cm" svg:width="14.471cm" svg:height="11.157cm"/>
          <chart:axis chart:dimension="x" chart:name="primary-x" chart:style-name="ch4">
            <chart:title svg:x="8.935cm" svg:y="11.803cm" chart:style-name="ch5">
              <text:p>Iterations</text:p>
            </chart:title>
          </chart:axis>
          <chart:axis chart:dimension="y" chart:name="primary-y" chart:style-name="ch4">
            <chart:title svg:x="1.004cm" svg:y="8.271cm" chart:style-name="ch6">
              <text:p>Relative Approximate Error</text:p>
            </chart:title>
            <chart:grid chart:style-name="ch7" chart:class="major"/>
          </chart:axis>
          <chart:series chart:style-name="ch8" chart:values-cell-range-address="Bisection0.H3:Bisection0.H16" loext:label-string="&quot;Bisection&quot;" chart:class="chart:scatter">
            <chart:regression-curve chart:style-name="ch9">
              <chart:equation chart:display-equation="true" chart:display-r-square="true" svg:x="2.41cm" svg:y="0cm"/>
            </chart:regression-curve>
            <chart:data-point chart:repeated="14"/>
          </chart:series>
          <chart:series chart:style-name="ch10" chart:values-cell-range-address="Bisection0.F52:Bisection0.F59" loext:label-string="&quot;Secant&quot;" chart:class="chart:scatter">
            <chart:data-point chart:repeated="8"/>
          </chart:series>
          <chart:series chart:style-name="ch11" chart:values-cell-range-address="Bisection0.G41:Bisection0.G49" loext:label-string="&quot;Newton-Raphson&quot;" chart:class="chart:scatter">
            <chart:data-point chart:repeated="9"/>
          </chart:series>
          <chart:series chart:style-name="ch12" chart:values-cell-range-address="Bisection0.H29:Bisection0.H38" loext:label-string="&quot;Modified Secant&quot;" chart:class="chart:scatter">
            <chart:data-point chart:repeated="10"/>
          </chart:series>
          <chart:series chart:style-name="ch13" chart:values-cell-range-address="Bisection0.H19:Bisection0.H26" chart:label-cell-address="Bisection0.I17:Bisection0.I17" chart:class="chart:scatter">
            <chart:regression-curve chart:style-name="ch14">
              <chart:equation chart:display-equation="true" chart:display-r-square="true" svg:x="11.415cm" svg:y="1.639cm"/>
            </chart:regression-curve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ection</text:p>
              </table:table-cell>
              <table:table-cell office:value-type="string">
                <text:p>Secant</text:p>
              </table:table-cell>
              <table:table-cell office:value-type="string">
                <text:p>Newton-Raphson</text:p>
              </table:table-cell>
              <table:table-cell office:value-type="string">
                <text:p>Modified Secant</text:p>
              </table:table-cell>
              <table:table-cell office:value-type="string">
                <text:p>False-position</text:p>
                <draw:g>
                  <svg:desc>Bisection0.I17:Bisection0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Bisection0.H3:Bisection0.H16</svg:desc>
                </draw:g>
              </table:table-cell>
              <table:table-cell office:value-type="float" office:value="0.396094">
                <text:p>0.396094</text:p>
                <draw:g>
                  <svg:desc>Bisection0.F52:Bisection0.F59</svg:desc>
                </draw:g>
              </table:table-cell>
              <table:table-cell office:value-type="float" office:value="0.666027">
                <text:p>0.666027</text:p>
                <draw:g>
                  <svg:desc>Bisection0.G41:Bisection0.G49</svg:desc>
                </draw:g>
              </table:table-cell>
              <table:table-cell office:value-type="float" office:value="0.622315">
                <text:p>0.622315</text:p>
                <draw:g>
                  <svg:desc>Bisection0.H29:Bisection0.H38</svg:desc>
                </draw:g>
              </table:table-cell>
              <table:table-cell office:value-type="float" office:value="0.396094">
                <text:p>0.396094</text:p>
                <draw:g>
                  <svg:desc>Bisection0.H19:Bisection0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">
                <text:p>0.333333</text:p>
              </table:table-cell>
              <table:table-cell office:value-type="float" office:value="0.151696">
                <text:p>0.151696</text:p>
              </table:table-cell>
              <table:table-cell office:value-type="float" office:value="0.783174">
                <text:p>0.783174</text:p>
              </table:table-cell>
              <table:table-cell office:value-type="float" office:value="0.706265">
                <text:p>0.706265</text:p>
              </table:table-cell>
              <table:table-cell office:value-type="float" office:value="0.151696">
                <text:p>0.15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59663">
                <text:p>0.0459663</text:p>
              </table:table-cell>
              <table:table-cell office:value-type="float" office:value="1.03752">
                <text:p>1.03752</text:p>
              </table:table-cell>
              <table:table-cell office:value-type="float" office:value="0.870849">
                <text:p>0.870849</text:p>
              </table:table-cell>
              <table:table-cell office:value-type="float" office:value="0.0459663">
                <text:p>0.0459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091">
                <text:p>0.0909091</text:p>
              </table:table-cell>
              <table:table-cell office:value-type="float" office:value="0.0129243">
                <text:p>0.0129243</text:p>
              </table:table-cell>
              <table:table-cell office:value-type="float" office:value="1.87447">
                <text:p>1.87447</text:p>
              </table:table-cell>
              <table:table-cell office:value-type="float" office:value="1.28214">
                <text:p>1.28214</text:p>
              </table:table-cell>
              <table:table-cell office:value-type="float" office:value="0.0129243">
                <text:p>0.0129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34783">
                <text:p>0.0434783</text:p>
              </table:table-cell>
              <table:table-cell office:value-type="float" office:value="0.00355698">
                <text:p>0.00355698</text:p>
              </table:table-cell>
              <table:table-cell office:value-type="float" office:value="13.3452">
                <text:p>13.3452</text:p>
              </table:table-cell>
              <table:table-cell office:value-type="float" office:value="3.64996">
                <text:p>3.64996</text:p>
              </table:table-cell>
              <table:table-cell office:value-type="float" office:value="0.00355698">
                <text:p>0.003556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12766">
                <text:p>0.0212766</text:p>
              </table:table-cell>
              <table:table-cell office:value-type="float" office:value="0.000973157">
                <text:p>0.000973157</text:p>
              </table:table-cell>
              <table:table-cell office:value-type="float" office:value="0.859234">
                <text:p>0.859234</text:p>
              </table:table-cell>
              <table:table-cell office:value-type="float" office:value="2.05448">
                <text:p>2.05448</text:p>
              </table:table-cell>
              <table:table-cell office:value-type="float" office:value="0.000973157">
                <text:p>0.000973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07527">
                <text:p>0.0107527</text:p>
              </table:table-cell>
              <table:table-cell office:value-type="float" office:value="0.000265815">
                <text:p>0.000265815</text:p>
              </table:table-cell>
              <table:table-cell office:value-type="float" office:value="0.17582">
                <text:p>0.17582</text:p>
              </table:table-cell>
              <table:table-cell office:value-type="float" office:value="0.430387">
                <text:p>0.430387</text:p>
              </table:table-cell>
              <table:table-cell office:value-type="float" office:value="0.000265815">
                <text:p>0.000265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34759">
                <text:p>0.00534759</text:p>
              </table:table-cell>
              <table:table-cell office:value-type="float" office:value="0.0000725747">
                <text:p>0.0000725747</text:p>
              </table:table-cell>
              <table:table-cell office:value-type="float" office:value="0.0107745">
                <text:p>0.0107745</text:p>
              </table:table-cell>
              <table:table-cell office:value-type="float" office:value="0.0584596">
                <text:p>0.0584596</text:p>
              </table:table-cell>
              <table:table-cell office:value-type="float" office:value="0.0000725747">
                <text:p>0.0000725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68097">
                <text:p>0.00268097</text:p>
              </table:table-cell>
              <table:table-cell office:value-type="float" office:value="NaN">
                <text:p>NaN</text:p>
              </table:table-cell>
              <table:table-cell office:value-type="float" office:value="0.0000405441">
                <text:p>0.0000405441</text:p>
              </table:table-cell>
              <table:table-cell office:value-type="float" office:value="0.00100902">
                <text:p>0.00100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3869">
                <text:p>0.0013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316907">
                <text:p>0.00000316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68896">
                <text:p>0.000668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334336">
                <text:p>0.0003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7196">
                <text:p>0.000167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835911">
                <text:p>0.0000835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9cm" svg:y="4.201cm" style:legend-expansion="high" chart:style-name="ch2"/>
        <chart:plot-area chart:style-name="ch3" table:cell-range-address="Bisection0.L39:Bisection0.M48" chart:data-source-has-labels="row" svg:x="0.32cm" svg:y="0.18cm" svg:width="13.15cm" svg:height="8.64cm">
          <chartooo:coordinate-region svg:x="1.047cm" svg:y="0.379cm" svg:width="12.3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isection0.L39:Bisection0.M48" chart:class="chart:scatter">
            <chart:domain table:cell-range-address="Bisection0.L39:Bisection0.L48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L 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2315">
                <text:p>0.622315</text:p>
                <draw:g>
                  <svg:desc>Bisection0.L39:Bisection0.L48</svg:desc>
                </draw:g>
              </table:table-cell>
              <table:table-cell office:value-type="float" office:value="0.622315">
                <text:p>0.622315</text:p>
                <draw:g>
                  <svg:desc>Bisection0.L39:Bisection0.M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06265">
                <text:p>0.706265</text:p>
              </table:table-cell>
              <table:table-cell office:value-type="float" office:value="0.706265">
                <text:p>0.70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0849">
                <text:p>0.870849</text:p>
              </table:table-cell>
              <table:table-cell office:value-type="float" office:value="0.870849">
                <text:p>0.870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214">
                <text:p>1.28214</text:p>
              </table:table-cell>
              <table:table-cell office:value-type="float" office:value="1.28214">
                <text:p>1.28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64996">
                <text:p>3.64996</text:p>
              </table:table-cell>
              <table:table-cell office:value-type="float" office:value="3.64996">
                <text:p>3.64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448">
                <text:p>2.05448</text:p>
              </table:table-cell>
              <table:table-cell office:value-type="float" office:value="2.05448">
                <text:p>2.05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0387">
                <text:p>0.430387</text:p>
              </table:table-cell>
              <table:table-cell office:value-type="float" office:value="0.430387">
                <text:p>0.430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84596">
                <text:p>0.0584596</text:p>
              </table:table-cell>
              <table:table-cell office:value-type="float" office:value="0.0584596">
                <text:p>0.05845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00902">
                <text:p>0.00100902</text:p>
              </table:table-cell>
              <table:table-cell office:value-type="float" office:value="0.00100902">
                <text:p>0.00100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16907">
                <text:p>0.00000316907</text:p>
              </table:table-cell>
              <table:table-cell office:value-type="float" office:value="0.00000316907">
                <text:p>0.00000316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396094">
                <text:p>0.39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51696">
                <text:p>0.151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59663">
                <text:p>0.0459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129243">
                <text:p>0.01292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355698">
                <text:p>0.00355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973157">
                <text:p>0.000973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265815">
                <text:p>0.00026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0725747">
                <text:p>0.0000725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